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1" style:family="paragraph" style:parent-style-name="Standard">
      <style:text-properties officeooo:rsid="000eace7" officeooo:paragraph-rsid="000eace7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1">SI queremos volver a un estado anterior. Al principio porque la hemos liado</text:p>
      <text:p text:style-name="P11"/>
      <text:p text:style-name="P11">. git reset –hard <text:span text:style-name="T2">(código instantánea a la cual queremos regresar 7a260bd</text:span><text:span text:style-name="T3">git</text:span><text:span text:style-name="T2">)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6T20:52:06.451000000</dc:date>
    <meta:editing-duration>PT1H24M50S</meta:editing-duration>
    <meta:editing-cycles>13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5" meta:word-count="213" meta:character-count="1223" meta:non-whitespace-character-count="1018"/>
  </office:meta>
</office:document-meta>
</file>